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full-path="Object 1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full-path="Object 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full-path="Object 3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full-path="Object 4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full-path="Object 5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ole-draw-aspect="1" style:protect="size"/>
    </style:style>
  </office:automatic-styles>
  <office:body>
    <office:drawing>
      <draw:page draw:name="page1" draw:style-name="dp1" draw:master-page-name="Standard">
        <office:forms form:automatic-focus="false" form:apply-design-mode="false"/>
        <draw:frame draw:style-name="gr1" draw:layer="layout" svg:width="13.1cm" svg:height="1.83cm" svg:x="1cm" svg:y="1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1" draw:layer="layout" svg:width="14.88cm" svg:height="3.26cm" svg:x="1.098cm" svg:y="4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1" draw:layer="layout" svg:width="14.88cm" svg:height="3.26cm" svg:x="1cm" svg:y="8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1" draw:layer="layout" svg:width="8.13cm" svg:height="0.84cm" svg:x="1.052cm" svg:y="11.937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1" draw:layer="layout" svg:width="7.21cm" svg:height="1cm" svg:x="1cm" svg:y="14.5cm">
          <draw:object xlink:href="./Object 5" xlink:type="simple" xlink:show="embed" xlink:actuate="onLoad"/>
          <draw:image xlink:href="./ObjectReplacements/Object 5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Win32 OpenOffice.org_project/680m5$Build-9221</meta:generator>
    <meta:initial-creator>Bérenger ARNAUD</meta:initial-creator>
    <meta:creation-date>2007-10-18T12:58:56</meta:creation-date>
    <dc:creator>Bérenger ARNAUD</dc:creator>
    <dc:date>2007-11-07T23:25:27</dc:date>
    <meta:editing-cycles>4</meta:editing-cycles>
    <meta:editing-duration>PT13M16S</meta:editing-duration>
    <meta:user-defined meta:name="Info 1"/>
    <meta:user-defined meta:name="Info 2"/>
    <meta:user-defined meta:name="Info 3"/>
    <meta:user-defined meta:name="Info 4"/>
    <meta:document-statistic meta:object-count="5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row>
      <math:mi math:fontstyle="italic">PartieEntière</math:mi>
      <math:mrow>
        <math:mrow>
          <math:mo math:stretchy="false">(</math:mo>
          <math:mfrac>
            <math:msqrt>
              <math:mrow>
                <math:msup>
                  <math:mrow>
                    <math:mo math:stretchy="false">(</math:mo>
                    <math:mrow>
                      <math:msub>
                        <math:mi>x</math:mi>
                        <math:mi>?</math:mi>
                      </math:msub>
                      <math:mo math:stretchy="false">−</math:mo>
                      <math:msub>
                        <math:mi>x</math:mi>
                        <math:mi math:fontstyle="italic">vue</math:mi>
                      </math:msub>
                    </math:mrow>
                    <math:mo math:stretchy="false">)</math:mo>
                  </math:mrow>
                  <math:mn>2</math:mn>
                </math:msup>
                <math:mo math:stretchy="false">+</math:mo>
                <math:msup>
                  <math:mrow>
                    <math:mo math:stretchy="false">(</math:mo>
                    <math:mrow>
                      <math:msub>
                        <math:mi>y</math:mi>
                        <math:mi>?</math:mi>
                      </math:msub>
                      <math:mo math:stretchy="false">−</math:mo>
                      <math:msub>
                        <math:mi>y</math:mi>
                        <math:mi math:fontstyle="italic">vue</math:mi>
                      </math:msub>
                    </math:mrow>
                    <math:mo math:stretchy="false">)</math:mo>
                  </math:mrow>
                  <math:mn>2</math:mn>
                </math:msup>
              </math:mrow>
            </math:msqrt>
            <math:mn>5</math:mn>
          </math:mfrac>
          <math:mo math:stretchy="false">)</math:mo>
        </math:mrow>
        <math:mo math:stretchy="false">+</math:mo>
        <math:mn>1</math:mn>
      </math:mrow>
    </math:mrow>
    <math:annotation math:encoding="StarMath 5.0">PartieEntière(sqrt{(x_{?} - x_{vue}) ^{2} + (y_{?} - y_{vue}) ^{2}}  over 5 ) + 1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row>
      <math:mfrac>
        <math:mrow>
          <math:mi>cos</math:mi>
          <math:mrow>
            <math:mrow>
              <math:mrow>
                <math:mo math:stretchy="false">(</math:mo>
                <math:mrow>
                  <math:msub>
                    <math:mi>r</math:mi>
                    <math:mi math:fontstyle="italic">vue</math:mi>
                  </math:msub>
                  <math:mo math:stretchy="false">−</math:mo>
                  <math:mfrac>
                    <math:mrow>
                      <math:mn>140</math:mn>
                      <math:mi>°</math:mi>
                    </math:mrow>
                    <math:mn>2</math:mn>
                  </math:mfrac>
                </math:mrow>
                <math:mo math:stretchy="false">)</math:mo>
              </math:mrow>
              <math:mo math:stretchy="false">×</math:mo>
              <math:msub>
                <math:mi>y</math:mi>
                <math:mi>?</math:mi>
              </math:msub>
            </math:mrow>
            <math:mo math:stretchy="false">−</math:mo>
            <math:mi>sin</math:mi>
          </math:mrow>
          <math:mrow>
            <math:mrow>
              <math:mo math:stretchy="false">(</math:mo>
              <math:mrow>
                <math:msub>
                  <math:mi>r</math:mi>
                  <math:mi math:fontstyle="italic">vue</math:mi>
                </math:msub>
                <math:mo math:stretchy="false">−</math:mo>
                <math:mfrac>
                  <math:mrow>
                    <math:mn>140</math:mn>
                    <math:mi>°</math:mi>
                  </math:mrow>
                  <math:mn>2</math:mn>
                </math:mfrac>
              </math:mrow>
              <math:mo math:stretchy="false">)</math:mo>
            </math:mrow>
            <math:mo math:stretchy="false">×</math:mo>
            <math:msub>
              <math:mi>x</math:mi>
              <math:mi>?</math:mi>
            </math:msub>
          </math:mrow>
        </math:mrow>
        <math:mrow>
          <math:mi>cos</math:mi>
          <math:mrow>
            <math:mrow>
              <math:mrow>
                <math:mo math:stretchy="false">(</math:mo>
                <math:mrow>
                  <math:msub>
                    <math:mi>r</math:mi>
                    <math:mi math:fontstyle="italic">vue</math:mi>
                  </math:msub>
                  <math:mo math:stretchy="false">−</math:mo>
                  <math:mfrac>
                    <math:mrow>
                      <math:mn>140</math:mn>
                      <math:mi>°</math:mi>
                    </math:mrow>
                    <math:mn>2</math:mn>
                  </math:mfrac>
                </math:mrow>
                <math:mo math:stretchy="false">)</math:mo>
              </math:mrow>
              <math:mo math:stretchy="false">×</math:mo>
              <math:msub>
                <math:mi>y</math:mi>
                <math:mi math:fontstyle="italic">vue</math:mi>
              </math:msub>
            </math:mrow>
            <math:mo math:stretchy="false">−</math:mo>
            <math:mi>sin</math:mi>
          </math:mrow>
          <math:mrow>
            <math:mrow>
              <math:mo math:stretchy="false">(</math:mo>
              <math:mrow>
                <math:msub>
                  <math:mi>r</math:mi>
                  <math:mi math:fontstyle="italic">vue</math:mi>
                </math:msub>
                <math:mo math:stretchy="false">−</math:mo>
                <math:mfrac>
                  <math:mrow>
                    <math:mn>140</math:mn>
                    <math:mi>°</math:mi>
                  </math:mrow>
                  <math:mn>2</math:mn>
                </math:mfrac>
              </math:mrow>
              <math:mo math:stretchy="false">)</math:mo>
            </math:mrow>
            <math:mo math:stretchy="false">×</math:mo>
            <math:msub>
              <math:mi>x</math:mi>
              <math:mi math:fontstyle="italic">vue</math:mi>
            </math:msub>
          </math:mrow>
        </math:mrow>
      </math:mfrac>
      <math:mo math:stretchy="false">&gt;</math:mo>
      <math:mn>0</math:mn>
    </math:mrow>
    <math:annotation math:encoding="StarMath 5.0">{cos(r_{vue} - {140°}  over 2 ) times y_{?} - sin(r_{vue} - {140°} over 2 ) times x_{?}} over {cos(r_{vue} - {140°} over 2 ) times y_{vue} - sin(r_{vue} - {140°} over 2 ) times x_{vue}} &gt; 0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row>
      <math:mfrac>
        <math:mrow>
          <math:mi>cos</math:mi>
          <math:mrow>
            <math:mrow>
              <math:mrow>
                <math:mo math:stretchy="false">(</math:mo>
                <math:mrow>
                  <math:msub>
                    <math:mi>r</math:mi>
                    <math:mi math:fontstyle="italic">vue</math:mi>
                  </math:msub>
                  <math:mo math:stretchy="false">+</math:mo>
                  <math:mfrac>
                    <math:mrow>
                      <math:mn>140</math:mn>
                      <math:mi>°</math:mi>
                    </math:mrow>
                    <math:mn>2</math:mn>
                  </math:mfrac>
                </math:mrow>
                <math:mo math:stretchy="false">)</math:mo>
              </math:mrow>
              <math:mo math:stretchy="false">×</math:mo>
              <math:msub>
                <math:mi>y</math:mi>
                <math:mi>?</math:mi>
              </math:msub>
            </math:mrow>
            <math:mo math:stretchy="false">−</math:mo>
            <math:mi>sin</math:mi>
          </math:mrow>
          <math:mrow>
            <math:mrow>
              <math:mo math:stretchy="false">(</math:mo>
              <math:mrow>
                <math:msub>
                  <math:mi>r</math:mi>
                  <math:mi math:fontstyle="italic">vue</math:mi>
                </math:msub>
                <math:mo math:stretchy="false">+</math:mo>
                <math:mfrac>
                  <math:mrow>
                    <math:mn>140</math:mn>
                    <math:mi>°</math:mi>
                  </math:mrow>
                  <math:mn>2</math:mn>
                </math:mfrac>
              </math:mrow>
              <math:mo math:stretchy="false">)</math:mo>
            </math:mrow>
            <math:mo math:stretchy="false">×</math:mo>
            <math:msub>
              <math:mi>x</math:mi>
              <math:mi>?</math:mi>
            </math:msub>
          </math:mrow>
        </math:mrow>
        <math:mrow>
          <math:mi>cos</math:mi>
          <math:mrow>
            <math:mrow>
              <math:mrow>
                <math:mo math:stretchy="false">(</math:mo>
                <math:mrow>
                  <math:msub>
                    <math:mi>r</math:mi>
                    <math:mi math:fontstyle="italic">vue</math:mi>
                  </math:msub>
                  <math:mo math:stretchy="false">+</math:mo>
                  <math:mfrac>
                    <math:mrow>
                      <math:mn>140</math:mn>
                      <math:mi>°</math:mi>
                    </math:mrow>
                    <math:mn>2</math:mn>
                  </math:mfrac>
                </math:mrow>
                <math:mo math:stretchy="false">)</math:mo>
              </math:mrow>
              <math:mo math:stretchy="false">×</math:mo>
              <math:msub>
                <math:mi>y</math:mi>
                <math:mi math:fontstyle="italic">vue</math:mi>
              </math:msub>
            </math:mrow>
            <math:mo math:stretchy="false">−</math:mo>
            <math:mi>sin</math:mi>
          </math:mrow>
          <math:mrow>
            <math:mrow>
              <math:mo math:stretchy="false">(</math:mo>
              <math:mrow>
                <math:msub>
                  <math:mi>r</math:mi>
                  <math:mi math:fontstyle="italic">vue</math:mi>
                </math:msub>
                <math:mo math:stretchy="false">+</math:mo>
                <math:mfrac>
                  <math:mrow>
                    <math:mn>140</math:mn>
                    <math:mi>°</math:mi>
                  </math:mrow>
                  <math:mn>2</math:mn>
                </math:mfrac>
              </math:mrow>
              <math:mo math:stretchy="false">)</math:mo>
            </math:mrow>
            <math:mo math:stretchy="false">×</math:mo>
            <math:msub>
              <math:mi>x</math:mi>
              <math:mi math:fontstyle="italic">vue</math:mi>
            </math:msub>
          </math:mrow>
        </math:mrow>
      </math:mfrac>
      <math:mo math:stretchy="false">&lt;</math:mo>
      <math:mn>0</math:mn>
    </math:mrow>
    <math:annotation math:encoding="StarMath 5.0">{cos(r_{vue} + {140°} over 2 ) times y_{?} - sin(r_{vue} + {140°} over 2 ) times x_{?}} over {cos(r_{vue} + {140°} over 2 ) times y_{vue} - sin(r_{vue} + {140°} over 2 ) times x_{vue}} &lt; 0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row>
      <math:mrow>
        <math:mo math:stretchy="false">(</math:mo>
        <math:mrow>
          <math:mn>180</math:mn>
          <math:mrow>
            <math:mrow>
              <math:mi>°</math:mi>
              <math:mo math:stretchy="false">−</math:mo>
              <math:msub>
                <math:mi>r</math:mi>
                <math:mi math:fontstyle="italic">vue</math:mi>
              </math:msub>
            </math:mrow>
            <math:mo math:stretchy="false">−</math:mo>
            <math:msub>
              <math:mi>r</math:mi>
              <math:mi>?</math:mi>
            </math:msub>
          </math:mrow>
        </math:mrow>
        <math:mo math:stretchy="false">)</math:mo>
      </math:mrow>
      <math:mi math:fontstyle="italic">mod</math:mi>
      <math:mn>360</math:mn>
      <math:mi>°</math:mi>
    </math:mrow>
    <math:annotation math:encoding="StarMath 5.0">(180° - r_{vue} - r_{?}) mod 360°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sqrt>
      <math:mrow>
        <math:msup>
          <math:mrow>
            <math:mo math:stretchy="false">(</math:mo>
            <math:mrow>
              <math:msub>
                <math:mi>x</math:mi>
                <math:mi>?</math:mi>
              </math:msub>
              <math:mo math:stretchy="false">−</math:mo>
              <math:msub>
                <math:mi>x</math:mi>
                <math:mi math:fontstyle="italic">vue</math:mi>
              </math:msub>
            </math:mrow>
            <math:mo math:stretchy="false">)</math:mo>
          </math:mrow>
          <math:mn>2</math:mn>
        </math:msup>
        <math:mo math:stretchy="false">+</math:mo>
        <math:msup>
          <math:mrow>
            <math:mo math:stretchy="false">(</math:mo>
            <math:mrow>
              <math:msub>
                <math:mi>y</math:mi>
                <math:mi>?</math:mi>
              </math:msub>
              <math:mo math:stretchy="false">−</math:mo>
              <math:msub>
                <math:mi>y</math:mi>
                <math:mi math:fontstyle="italic">vue</math:mi>
              </math:msub>
            </math:mrow>
            <math:mo math:stretchy="false">)</math:mo>
          </math:mrow>
          <math:mn>2</math:mn>
        </math:msup>
      </math:mrow>
    </math:msqrt>
    <math:annotation math:encoding="StarMath 5.0">sqrt{(x_{?} - x_{vue}) ^{2} + (y_{?} - y_{vue}) ^{2}}</math:annotation>
  </math:semantics>
</math:math>
</file>